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size="12pt" fo:font-weight="bold" officeooo:rsid="000d253b" officeooo:paragraph-rsid="000d253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><text:span text:style-name="T1">- Projekt ist nun auf Github. Alle zukünftigen Änderungen werden so verwalt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1:40:24.155511471</dc:date>
    <meta:editing-duration>PT1M</meta:editing-duration>
    <meta:editing-cycles>1</meta:editing-cycles>
    <meta:document-statistic meta:table-count="0" meta:image-count="0" meta:object-count="0" meta:page-count="1" meta:paragraph-count="2" meta:word-count="13" meta:character-count="84" meta:non-whitespace-character-count="73"/>
    <meta:generator>LibreOffice/6.0.7.3$Linux_X86_64 LibreOffice_project/00m0$Build-3</meta:generator>
  </office:meta>
</office:document-meta>
</file>